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26000002D0AF5CFC75A470C9F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43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43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404cm" svg:y1="13.916cm" svg:x2="11.404cm" svg:y2="14.116cm">
            <text:p/>
          </draw:line>
          <draw:g>
            <draw:line draw:style-name="gr2" draw:text-style-name="P2" draw:layer="layout" svg:x1="12.408cm" svg:y1="14.02cm" svg:x2="10.471cm" svg:y2="14.02cm">
              <text:p/>
            </draw:line>
            <draw:line draw:style-name="gr3" draw:text-style-name="P2" draw:layer="layout" svg:x1="10.471cm" svg:y1="14.02cm" svg:x2="11.439cm" svg:y2="15.816cm">
              <text:p/>
            </draw:line>
            <draw:frame draw:style-name="gr4" draw:text-style-name="P3" draw:layer="layout" svg:width="3.738cm" svg:height="2.043cm" draw:transform="rotate (-3.14159265358979) translate (12.346cm 15.89cm)">
              <draw:image xlink:href="Pictures/1000020100000526000002D0AF5CFC75A470C9F3.png" xlink:type="simple" xlink:show="embed" xlink:actuate="onLoad">
                <text:p/>
              </draw:image>
            </draw:frame>
          </draw:g>
          <draw:frame draw:style-name="gr5" draw:text-style-name="P5" draw:layer="layout" svg:width="0.246cm" svg:height="0.38cm" svg:x="10.344cm" svg:y="13.583cm">
            <draw:text-box>
              <text:p text:style-name="P4"><text:span text:style-name="T1">A</text:span></text:p>
            </draw:text-box>
          </draw:frame>
          <draw:frame draw:style-name="gr5" draw:text-style-name="P5" draw:layer="layout" svg:width="0.246cm" svg:height="0.38cm" svg:x="11.116cm" svg:y="15.729cm">
            <draw:text-box>
              <text:p text:style-name="P4"><text:span text:style-name="T1">B</text:span></text:p>
            </draw:text-box>
          </draw:frame>
          <draw:frame draw:style-name="gr5" draw:text-style-name="P5" draw:layer="layout" svg:width="0.244cm" svg:height="0.38cm" svg:x="11.259cm" svg:y="13.567cm">
            <draw:text-box>
              <text:p text:style-name="P4"><text:span text:style-name="T1">C</text:span></text:p>
            </draw:text-box>
          </draw:frame>
          <draw:line draw:style-name="gr1" draw:text-style-name="P1" draw:layer="layout" svg:x1="11.473cm" svg:y1="15.658cm" svg:x2="11.302cm" svg:y2="15.76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433" draw:display-name="Dashed (var) 2433" draw:style="rect" draw:dots1="1" draw:dots1-length="0.002cm" draw:dots2="1" draw:dots2-length="0.002cm" draw:distance="0.002cm"/>
    <draw:stroke-dash draw:name="Dashed_20__28_var_29__20_2434" draw:display-name="Dashed (var) 2434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03:52.316362125</meta:creation-date>
    <dc:date>2018-02-09T16:04:07.792515677</dc:date>
    <meta:editing-duration>PT15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